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8.5pt" fo:font-style="italic" fo:text-shadow="none" style:font-name-asian="Segoe UI" style:font-size-asian="8.5pt" style:font-style-asian="italic" style:font-name-complex="Segoe UI" style:font-size-complex="8.5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8.5pt" fo:text-shadow="1pt 1pt" style:font-name-asian="Segoe UI" style:font-size-asian="8.5pt" style:font-name-complex="Segoe UI" style:font-size-complex="8.5pt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" style:font-size-asian="26pt" style:font-weight-asian="normal" style:font-name-complex="Segoe UI" style:font-size-complex="26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Segoe UI" style:font-size-asian="32pt" style:font-style-asian="normal" style:font-weight-asian="normal" style:font-name-complex="Segoe U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2.974cm" svg:x="2.032cm" svg:y="0.836cm">
          <draw:text-box>
            <text:p text:style-name="P1"><text:span text:style-name="T1">FIRST READING</text:span></text:p>
            <text:p text:style-name="P1"><text:span text:style-name="T2">Acts 4:1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182cm" svg:height="5.451cm" svg:x="1.98cm" svg:y="0.899cm">
          <draw:text-box>
            <text:p text:style-name="P4"><text:span text:style-name="T3">1</text:span><text:span text:style-name="T4">As they were speaking to the people, the priests and the captain of the temple and the Sadducees came upon them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182cm" svg:height="7.766cm" svg:x="1.98cm" svg:y="0.899cm">
          <draw:text-box>
            <text:p text:style-name="P4"><text:span text:style-name="T5">2</text:span><text:span text:style-name="T6">greatly annoyed because they were teaching the people and proclaiming in Jesus the resurrection from the dead.</text:span><text:span text:style-name="T7"> </text:span><text:span text:style-name="T3">3</text:span><text:span text:style-name="T4">And they arrested them and put them in custody until the next day, for it was already eve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6" draw:layer="layout" svg:width="23.622cm" svg:height="5.08cm" svg:x="2.286cm" svg:y="0.762cm">
          <draw:text-box>
            <text:p text:style-name="P4"><text:span text:style-name="T4"><text:s/></text:span><text:span text:style-name="T3">4</text:span><text:span text:style-name="T4">But many of those who had heard the word believed, and the number of the men came to about five thous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6" draw:layer="layout" svg:width="24.13cm" svg:height="7.874cm" svg:x="1.911cm" svg:y="0.899cm">
          <draw:text-box>
            <text:p text:style-name="P4"><text:span text:style-name="T8">5</text:span><text:span text:style-name="T9">On the next day their rulers and elders and scribes gathered together in Jerusalem, </text:span><text:span text:style-name="T8">6</text:span><text:span text:style-name="T9">with Annas the high priest and Caiaphas and John and Alexander, and all who were of the high-priestly fami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7" draw:layer="layout" svg:width="24.638cm" svg:height="7.874cm" svg:x="1.824cm" svg:y="0.811cm">
          <draw:text-box>
            <text:p text:style-name="P4"><text:span text:style-name="T8">7</text:span><text:span text:style-name="T9">And when they had set them in the midst, they inquired, “By what power or by what name did you do this?” </text:span><text:span text:style-name="T8">8</text:span><text:span text:style-name="T9">Then Peter, filled with the Holy Spirit, said to them, “Rulers of the people and elders,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7" draw:text-style-name="P6" draw:layer="layout" svg:width="23.876cm" svg:height="9.269cm" svg:x="2.075cm" svg:y="0.868cm">
          <draw:text-box>
            <text:p text:style-name="P4"><text:span text:style-name="T8">9</text:span><text:span text:style-name="T9">if we are being examined today concerning a good deed done to a crippled man, by what means this man has been healed, </text:span><text:span text:style-name="T8">10</text:span><text:span text:style-name="T9">let it be known to all of you and to all the people of Israel that by the name of Jesus Christ of Nazare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6" draw:text-style-name="P6" draw:layer="layout" svg:width="24.638cm" svg:height="7.874cm" svg:x="1.778cm" svg:y="0.834cm">
          <draw:text-box>
            <text:p text:style-name="P4"><text:span text:style-name="T9">whom you crucified, whom God raised from the dead—by him this man is standing before you well. </text:span><text:span text:style-name="T8">11</text:span><text:span text:style-name="T9">This Jesus is the stone that was rejected by you, the builders, which has become the cornerst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5" draw:text-style-name="P6" draw:layer="layout" svg:width="24.384cm" svg:height="5.08cm" svg:x="1.778cm" svg:y="1.016cm">
          <draw:text-box>
            <text:p text:style-name="P4"><text:span text:style-name="T8">12</text:span><text:span text:style-name="T9">And there is salvation in no one else, for there is no other name under heaven given among men by which we must be sav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1:43:37.029000000</meta:creation-date>
    <dc:title>Hymn template</dc:title>
    <meta:editing-duration>PT16M15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4-19T10:10:11.042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4-22T21:43:36.733000000"/>
  </office:meta>
</office:document-meta>
</file>